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fo:background-color="#FFCCC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Lien_32_hypertexte" style:data-style-name="N0">
      <style:table-cell-properties style:vertical-align="automatic" fo:background-color="#FFCCC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A2</text:p>
          </table:table-cell>
          <table:table-cell office:value-type="string" table:style-name="ce1">
            <text:p>Groupe TP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1">
            <text:p>Groupe numéro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Numéro Suj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HEVRAND Ethan</text:p>
          </table:table-cell>
          <table:table-cell office:value-type="string" table:style-name="ce1">
            <text:p>référent</text:p>
          </table:table-cell>
          <table:table-cell office:value-type="string" table:style-name="ce1">
            <text:p>(NOM en majuscule et prénom en minuscule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INET Martin</text:p>
          </table:table-cell>
          <table:table-cell office:value-type="string" table:style-name="ce1">
            <text:p>étudiant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GBERT Mathis</text:p>
          </table:table-cell>
          <table:table-cell office:value-type="string" table:style-name="ce1">
            <text:p>Étudiant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 CASTRO--WAGNER Luca</text:p>
          </table:table-cell>
          <table:table-cell office:value-type="string" table:style-name="ce1">
            <text:p>Étudiant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<text:a xlink:href="https://mathdriprio.pythonanywhere.com/">https://mathdriprio.pythonanywhere.com/</text:a></text:p>
          </table:table-cell>
          <table:table-cell office:value-type="string" table:style-name="ce1">
            <text:p>URL pythonAnyWhere ( sélection du texte ; clic droit éditer l’hyperlien)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(ou MENU : <text:s/>(sélection du texte) insertion / hyperlien)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324</meta:generator>
    <dc:creator>Ethan CHEVRAND</dc:creator>
    <meta:creation-date>2023-03-03T09:44:46Z</meta:creation-date>
    <dc:date>2025-01-26T13:51:42Z</dc:date>
    <meta:editing-cycles>4</meta:editing-cycles>
    <meta:editing-duration>PT475S</meta:editing-duration>
  </office:meta>
</office:document-meta>
</file>